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dee0" officeooo:paragraph-rsid="000ddee0"/>
    </style:style>
    <style:style style:name="P2" style:family="paragraph" style:parent-style-name="Standard">
      <style:text-properties officeooo:rsid="000ddee0" officeooo:paragraph-rsid="00132d50"/>
    </style:style>
    <style:style style:name="P3" style:family="paragraph" style:parent-style-name="Standard">
      <style:text-properties officeooo:rsid="000ddee0" officeooo:paragraph-rsid="00142f35"/>
    </style:style>
    <style:style style:name="P4" style:family="paragraph" style:parent-style-name="Standard">
      <style:text-properties officeooo:rsid="000ddee0" officeooo:paragraph-rsid="00149ed8"/>
    </style:style>
    <style:style style:name="P5" style:family="paragraph" style:parent-style-name="Standard">
      <style:text-properties style:use-window-font-color="true" officeooo:rsid="000f20bc" officeooo:paragraph-rsid="000f20bc" fo:background-color="#8d1d75"/>
    </style:style>
    <style:style style:name="P6" style:family="paragraph" style:parent-style-name="Standard">
      <style:text-properties style:use-window-font-color="true" officeooo:rsid="000f20bc" officeooo:paragraph-rsid="000ddee0" fo:background-color="#8d1d75"/>
    </style:style>
    <style:style style:name="P7" style:family="paragraph" style:parent-style-name="Standard">
      <style:text-properties style:use-window-font-color="true" officeooo:rsid="000f20bc" officeooo:paragraph-rsid="000f20bc" fo:background-color="transparent"/>
    </style:style>
    <style:style style:name="P8" style:family="paragraph" style:parent-style-name="Standard">
      <style:text-properties style:use-window-font-color="true" officeooo:rsid="000f20bc" officeooo:paragraph-rsid="000fbc74" fo:background-color="transparent"/>
    </style:style>
    <style:style style:name="P9" style:family="paragraph" style:parent-style-name="Standard">
      <style:text-properties style:use-window-font-color="true" officeooo:rsid="000f20bc" officeooo:paragraph-rsid="0011b548" fo:background-color="transparent"/>
    </style:style>
    <style:style style:name="P10" style:family="paragraph" style:parent-style-name="Standard">
      <style:text-properties style:use-window-font-color="true" officeooo:rsid="000f20bc" officeooo:paragraph-rsid="00142f35" fo:background-color="transparent"/>
    </style:style>
    <style:style style:name="P11" style:family="paragraph" style:parent-style-name="Standard">
      <style:text-properties style:use-window-font-color="true" officeooo:rsid="000fbc74" officeooo:paragraph-rsid="000f20bc" fo:background-color="transparent"/>
    </style:style>
    <style:style style:name="P12" style:family="paragraph" style:parent-style-name="Standard">
      <style:text-properties style:use-window-font-color="true" officeooo:rsid="000fbc74" officeooo:paragraph-rsid="0011b548" fo:background-color="transparent"/>
    </style:style>
    <style:style style:name="P13" style:family="paragraph" style:parent-style-name="Standard">
      <style:text-properties style:use-window-font-color="true" officeooo:rsid="0011b548" officeooo:paragraph-rsid="0011b548" fo:background-color="transparent"/>
    </style:style>
    <style:style style:name="P14" style:family="paragraph" style:parent-style-name="Standard">
      <style:text-properties style:use-window-font-color="true" officeooo:rsid="0011b548" officeooo:paragraph-rsid="000fbc74" fo:background-color="transparent"/>
    </style:style>
    <style:style style:name="P15" style:family="paragraph" style:parent-style-name="Standard">
      <style:text-properties style:use-window-font-color="true" officeooo:rsid="0012333b" officeooo:paragraph-rsid="0012333b" fo:background-color="transparent"/>
    </style:style>
    <style:style style:name="P16" style:family="paragraph" style:parent-style-name="Standard">
      <style:text-properties style:use-window-font-color="true" officeooo:rsid="000ddee0" officeooo:paragraph-rsid="00132d50" fo:background-color="transparent"/>
    </style:style>
    <style:style style:name="P17" style:family="paragraph" style:parent-style-name="Standard">
      <style:text-properties officeooo:rsid="00142f35" officeooo:paragraph-rsid="00142f35"/>
    </style:style>
    <style:style style:name="P18" style:family="paragraph" style:parent-style-name="Standard">
      <style:text-properties officeooo:rsid="000df475" officeooo:paragraph-rsid="00142f35"/>
    </style:style>
    <style:style style:name="P19" style:family="paragraph" style:parent-style-name="Standard">
      <style:text-properties style:use-window-font-color="true" officeooo:rsid="000f20bc" officeooo:paragraph-rsid="000f20bc" fo:background-color="transparent"/>
    </style:style>
    <style:style style:name="P20" style:family="paragraph" style:parent-style-name="Standard">
      <style:text-properties style:use-window-font-color="true" officeooo:rsid="001a11db" officeooo:paragraph-rsid="001a11db" fo:background-color="transparent"/>
    </style:style>
    <style:style style:name="P21" style:family="paragraph" style:parent-style-name="Standard">
      <style:text-properties style:use-window-font-color="true" officeooo:rsid="0012333b" officeooo:paragraph-rsid="0012333b" fo:background-color="transparent"/>
    </style:style>
    <style:style style:name="P22" style:family="paragraph" style:parent-style-name="Standard">
      <style:text-properties style:use-window-font-color="true" officeooo:rsid="001a11db" officeooo:paragraph-rsid="000f20bc" fo:background-color="#8d1d75"/>
    </style:style>
    <style:style style:name="P23" style:family="paragraph" style:parent-style-name="Standard">
      <style:text-properties style:use-window-font-color="true" officeooo:rsid="000f20bc" officeooo:paragraph-rsid="000f20bc" fo:background-color="#8d1d75"/>
    </style:style>
    <style:style style:name="P24" style:family="paragraph" style:parent-style-name="Standard">
      <style:text-properties officeooo:rsid="000ddee0" officeooo:paragraph-rsid="00132d50"/>
    </style:style>
    <style:style style:name="P25" style:family="paragraph" style:parent-style-name="Standard">
      <style:text-properties officeooo:rsid="000ddee0" officeooo:paragraph-rsid="00142f35"/>
    </style:style>
    <style:style style:name="T1" style:family="text">
      <style:text-properties officeooo:rsid="000df475"/>
    </style:style>
    <style:style style:name="T2" style:family="text">
      <style:text-properties officeooo:rsid="000fbc74"/>
    </style:style>
    <style:style style:name="T3" style:family="text">
      <style:text-properties officeooo:rsid="0011b548"/>
    </style:style>
    <style:style style:name="T4" style:family="text">
      <style:text-properties officeooo:rsid="0012ef5e"/>
    </style:style>
    <style:style style:name="T5" style:family="text">
      <style:text-properties officeooo:rsid="00132d50"/>
    </style:style>
    <style:style style:name="T6" style:family="text">
      <style:text-properties officeooo:rsid="00142f35"/>
    </style:style>
    <style:style style:name="T7" style:family="text">
      <style:text-properties officeooo:rsid="00149ed8"/>
    </style:style>
    <style:style style:name="T8" style:family="text">
      <style:text-properties officeooo:rsid="001a11db"/>
    </style:style>
    <style:style style:name="T9" style:family="text">
      <style:text-properties officeooo:rsid="001ab3bc"/>
    </style:style>
    <style:style style:name="T10" style:family="text">
      <style:text-properties officeooo:rsid="001b70c9"/>
    </style:style>
    <style:style style:name="T11" style:family="text">
      <style:text-properties officeooo:rsid="001bb5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at de la trame</text:p>
      <text:p text:style-name="P1"/>
      <text:p text:style-name="P1"><text:tab/>Tout d’abord, évoquons le format de la trame que l’on va envoyer via SigFox. Pour rappel, nous avons une contrainte dans la taille du message. Cette taille que l’on ne peut pas dépasser est 12 octets. Soit un total de 96 bits.</text:p>
      <text:p text:style-name="P6"/>
      <text:p text:style-name="P7"><text:tab/>Pour l’envoi, certains codages sont mis en place afin de faciliter la transmission <text:span text:style-name="T5">et réduire la taille des données à envoyer.</text:span></text:p>
      <text:p text:style-name="P7"/>
      <text:p text:style-name="P9"><text:tab/><text:span text:style-name="T9">Par exemple, l</text:span>es valeurs de la latitude et de la longitude sont multipliées par 1 Million, afin de supprimer la virgule et d’avoir uniquement des valeurs entières à envoyer. </text:p>
      <text:p text:style-name="P9"/>
      <text:p text:style-name="P10"><text:tab/>En effet, la valeur de base possède le format suivant : xx,xxxxxx <text:span text:style-name="T2">pour la latitude et x,xxxxxx pour la longitude donc </text:span>6 chiffres après la virgule.</text:p>
      <text:p text:style-name="P10"><text:s/></text:p>
      <text:p text:style-name="P13"><text:tab/>Nous avons un bit de signe pour la longitude, car, selon le sens du vent, la valeur de <text:span text:style-name="T6">celle-ci</text:span> peut être négative.</text:p>
      <text:p text:style-name="P14"/>
      <text:p text:style-name="P8"><text:tab/><text:span text:style-name="T3">Nous avons donc besoin de 26 bits pour la latitude et 23 bits pour la longitude, 22 bits de données + le bit de signe. </text:span></text:p>
      <text:p text:style-name="P7"/>
      <text:p text:style-name="P7"><text:tab/><text:span text:style-name="T9">Puis, l</text:span>’altitude, <text:span text:style-name="T9">dont l’unité</text:span> est <text:span text:style-name="T9">le</text:span> mètre, peut aller jusqu’à environ 30000. Il est donc important d’utiliser 15 bits pour avoir 32768 valeurs possibles.</text:p>
      <text:p text:style-name="P11"/>
      <text:p text:style-name="P9"><text:tab/>La température peut aller de -20 à 40. <text:span text:style-name="T8">Nous avons donc besoin d’un bit de signe pour la température puisqu’elle peut être négative. Nous avons donc besoin de 6 bits de données + le bit de signe, ce qui donne 7 bits. </text:span></text:p>
      <text:p text:style-name="P7"><text:s/></text:p>
      <text:p text:style-name="P9"><text:tab/>1 bit de sécurité est alloué à la pression au cas où on dépasserait la valeur maximale autorisé avec 10 bits. </text:p>
      <text:p text:style-name="P12"><text:tab/>La valeur maximale avec 10 bits étant 1024, et la pression au sol étant 1023 hPa, il s’agit là d’une simple sécurité.</text:p>
      <text:p text:style-name="P11"/>
      <text:p text:style-name="P11"><text:tab/>La radiation nécessite 12 bits, puisque le maximum est situé au environ des 4000. Nous avons <text:span text:style-name="T8">donc </text:span>besoin des 4096 valeurs possibles avec ces 12 bits.</text:p>
      <text:p text:style-name="P22"/>
      <text:p text:style-name="P20">L’humidité, quant à elle, est omise car nous n’avons pas la place pour l’envoyer dans la trame. En effet, nous atteignons 95 bits avec les données précédentes, et le maximum est 96 bits.</text:p>
      <text:p text:style-name="P20"/>
      <text:p text:style-name="P20">Nous retrouverons cette donnée enregistrée dans la carte <text:span text:style-name="T11">SD</text:span>. </text:p>
      <text:p text:style-name="P13"/>
      <text:p text:style-name="P20">La trame doit être complète, pour cela, nous rajouterons 1 bit à 0 au début, afin d’avoir nos 96 bits. </text:p>
      <text:p text:style-name="P19"/>
      <text:p text:style-name="P5"/>
      <text:p text:style-name="P5"/>
      <text:p text:style-name="P5"/>
      <text:p text:style-name="P17"/>
      <text:p text:style-name="P17"/>
      <text:p text:style-name="P17"/>
      <text:p text:style-name="P3"/>
      <text:p text:style-name="P18"><text:soft-page-break/><text:tab/><text:span text:style-name="T10">Pour arriver à ce format, n</text:span>ous avons réfléchi à deux possibilités. La première consiste à réaliser une seule trame contenant toutes les informations. La seconde consiste à réaliser deux trames, envoyées par alternance.</text:p>
      <text:p text:style-name="P17"><text:tab/>La première de ces deux trames contient la position, <text:span text:style-name="T7">et la seconde contient les données (température, pression,…) avec un rappel de l’altitude.</text:span></text:p>
      <text:p text:style-name="P17"><text:tab/><text:span text:style-name="T7">Afin de reconnaître la trame à la réception, il faut ajouter un bit d’identification pour chaque trame de la possibilité deux. </text:span></text:p>
      <text:p text:style-name="P3"/>
      <text:p text:style-name="P3"/>
      <text:p text:style-name="P2">Possibilité 1 : 1 seule trame</text:p>
      <text:p text:style-name="P2"/>
      <text:p text:style-name="P2">1 bit à 0 (pour compléter la trame)</text:p>
      <text:p text:style-name="P2">26 bits (en multipliant par 1 <text:span text:style-name="T10">million</text:span>) -&gt; latitude</text:p>
      <text:p text:style-name="P2">23 bits + bit de signe (en multipliant par 1 <text:span text:style-name="T10">million</text:span>) -&gt; longitude</text:p>
      <text:p text:style-name="P2">15 bit -&gt; altitude (en mètres)</text:p>
      <text:p text:style-name="P2">6 bits + bit de signe -&gt; temp<text:span text:style-name="T10">é</text:span>rature </text:p>
      <text:p text:style-name="P2">11 bits -&gt; pression (en hPa) (10 bit = 1024 + 1 bit de sécurité)</text:p>
      <text:p text:style-name="P2">12 bits -&gt; radiation (cpm, 4000max)</text:p>
      <text:p text:style-name="P2">total 96 bits</text:p>
      <text:p text:style-name="P2"/>
      <text:p text:style-name="P2">-----------------</text:p>
      <text:p text:style-name="P2"/>
      <text:p text:style-name="P2">Possibilité 2 : 2 trames alternée</text:p>
      <text:p text:style-name="P2"/>
      <text:p text:style-name="P2">trame position</text:p>
      <text:p text:style-name="P2"/>
      <text:p text:style-name="P2">1 bit -&gt; identification (0 ou 1)</text:p>
      <text:p text:style-name="P2">6+20 || 26 bits (en multipliant par 1 <text:span text:style-name="T10">million</text:span>) -&gt; latitude</text:p>
      <text:p text:style-name="P2">(24 bits) 23 bits + bit de signe (en multipliant par 1 <text:span text:style-name="T10">million</text:span>) -&gt; longitude</text:p>
      <text:p text:style-name="P2">15 bit -&gt; altitude (en mètres)</text:p>
      <text:p text:style-name="P2"/>
      <text:p text:style-name="P2">total 66 bits</text:p>
      <text:p text:style-name="P2"/>
      <text:p text:style-name="P2">------------------</text:p>
      <text:p text:style-name="P2"/>
      <text:p text:style-name="P2">trame donn<text:span text:style-name="T10">e</text:span>esCapteur<text:span text:style-name="T11">s</text:span> + rappel altitude</text:p>
      <text:p text:style-name="P2"/>
      <text:p text:style-name="P2">1 bit -&gt; identification </text:p>
      <text:p text:style-name="P2">6 bit -&gt; temp<text:span text:style-name="T10">é</text:span>rature (-5;40) =&gt; (60° max , 5 mini) (codage en +20)</text:p>
      <text:p text:style-name="P2">12 bits -&gt; radiation (cpm, 4000max)</text:p>
      <text:p text:style-name="P2">11 bits -&gt; pression (en hPa) (10 bit =1024 + 1 bit de sécurité)</text:p>
      <text:p text:style-name="P2">7 bit -&gt; humidité (en % (ex :26%))</text:p>
      <text:p text:style-name="P2">15 bit -&gt; altitude (en mètres)</text:p>
      <text:p text:style-name="P2"/>
      <text:p text:style-name="P2">total 52 bits</text:p>
      <text:p text:style-name="P2"/>
      <text:p text:style-name="P2"/>
      <text:p text:style-name="P16"><text:span text:style-name="T1"><text:tab/>Nous avons retenu la première solution, plus efficace puisque</text:span> nous utilis<text:span text:style-name="T1">er</text:span>ons la totalité de ces 96 bits. En effet, toutes les données sont transmises sur une seule trame, envoyée toutes les 10 minutes. </text:p>
      <text:p text:style-name="P7"/>
      <text:p text:style-name="P5"/>
      <text:p text:style-name="P5"><text:soft-page-break/></text:p>
      <text:p text:style-name="P7">/!\ Introduire representation trame /!\</text:p>
      <text:p text:style-name="P7">(page en paysag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
      <text:p text:style-name="P15"/>
      <text:p text:style-name="P15"><text:soft-page-break/>Envoyer une trame Sigfox</text:p>
      <text:p text:style-name="P15"/>
      <text:p text:style-name="P15"><text:tab/>Comme précisé plus haut, l’envoi sera effectué via SigFox. Cette bibliothèque s’appelle « sigfox.h »</text:p>
      <text:p text:style-name="P15"/>
      <text:p text:style-name="P15"><text:tab/>Cette bibliothèque nous permet de réaliser toute la procédure concernant le module sigfox, de l’initialisation de la liaison jusqu’à l’envoi, en effectuant le test du module ainsi que l’obtention des données interne au composant, tel que son id, ou encore sa temperature.</text:p>
      <text:p text:style-name="P15"/>
      <text:p text:style-name="P15"><text:tab/>Nous utiliserons certaines méthodes tel que la méthode « begin », la méthode « envoyer » ou encore la méthode « tester ». </text:p>
      <text:p text:style-name="P15"/>
      <text:p text:style-name="P15"/>
      <text:p text:style-name="P15">Créer un point d’accès Wifi</text:p>
      <text:p text:style-name="P15"/>
      <text:p text:style-name="P15"><text:tab/>Le point d’accès wifi est nécessaire tant que l’altitude est inférieur à 2000 mètres afin de tester la réce. Pour la création de celui-ci, nous aurons besoin de la bibliothèque « WiFi.h » ainsi que certaines de ses méthodes.</text:p>
      <text:p text:style-name="P15"/>
      <text:p text:style-name="P15"><text:tab/>La première méthode, et la plus importante, est « softAPConfig » qui permet de configurer les paramètres du point d’accès, tel que l’adresse IP du composant, le masque, ainsi que l’adresse de diffusion.</text:p>
      <text:p text:style-name="P15"><text:tab/>La seconde méthode est « softAP » qui créer le point d’accès, cette méthode permet également de renseigner le nom du Point d’accès (SSID) ainsi que son mot de passe.</text:p>
      <text:p text:style-name="P15"><text:tab/>Enfin, la dernière méthode que nous utiliserons, est « softAPIP » qui permet de récupérer l’ip du composant.</text:p>
      <text:p text:style-name="P15"/>
      <text:p text:style-name="P15"/>
      <text:p text:style-name="P15">Affichage d’une page web</text:p>
      <text:p text:style-name="P15"/>
      <text:p text:style-name="P15"><text:tab/>Pour cette tache, nous avons fait le choix de créer un serveur en web socket plutôt qu’un serveur web. Ce choix a été réalisé dans le but d’alléger le poids et les ressources requises tout en gardant le même fonctionnement. </text:p>
      <text:p text:style-name="P15"><text:tab/></text:p>
      <text:p text:style-name="P15"><text:tab/>Ce serveur en web socket, permet l’affichage d’une page html sur laquelle seront affichées les données en temps réel. Un bouton sera également disponible pour tester l’envoi d’une trame Sigfox. Cela nous servira de test avant le lancement du ballon.</text:p>
      <text:p text:style-name="P15"/>
      <text:p text:style-name="P15"><text:tab/>Pour ce serveur en web socket, nous avons besoin de deux bibliothèques, « AsyncTCP.h » et « ESPAsyncWebServer.h ». </text:p>
      <text:p text:style-name="P15"/>
      <text:p text:style-name="P15"><text:tab/><text:span text:style-name="T4">Plusieurs méthodes seront utilisées, pour l’initialisation du serveur, la création de celui-ci et l’ouverture. </text:span></text:p>
      <text:p text:style-name="P15"><text:tab/><text:span text:style-name="T4">La méthode « begin » permet de démarrer le serveur. Alors que la méthode « initWebSocket » permet de l’initialiser. La méthode « on » permet de redirigé le client vers la page web.</text:span></text:p>
      <text:p text:style-name="P15"/>
      <text:p text:style-name="P15"><text:tab/></text:p>
      <text:p text:style-name="P15"/>
      <text:p text:style-name="P15"/>
      <text:p text:style-name="P15"><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08T09:37:31.950756700</meta:creation-date>
    <dc:date>2021-03-29T09:28:48.290095145</dc:date>
    <meta:editing-duration>PT1H25M5S</meta:editing-duration>
    <meta:editing-cycles>11</meta:editing-cycles>
    <meta:generator>LibreOffice/6.3.5.2$Linux_X86_64 LibreOffice_project/30$Build-2</meta:generator>
    <meta:document-statistic meta:table-count="0" meta:image-count="0" meta:object-count="0" meta:page-count="4" meta:paragraph-count="67" meta:word-count="1029" meta:character-count="5901" meta:non-whitespace-character-count="4888"/>
  </office:meta>
</office:document-meta>
</file>